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style:font-name="Arial" officeooo:rsid="00188cbc" officeooo:paragraph-rsid="00188cbc"/>
    </style:style>
    <style:style style:name="P3" style:family="paragraph" style:parent-style-name="Standard">
      <style:text-properties style:font-name="Arial" officeooo:rsid="00188cbc" officeooo:paragraph-rsid="00188cbc"/>
    </style:style>
    <style:style style:name="P4" style:family="paragraph" style:parent-style-name="Standard">
      <style:text-properties style:font-name="Arial" officeooo:rsid="00188cbc" officeooo:paragraph-rsid="00199b6f"/>
    </style:style>
    <style:style style:name="P5" style:family="paragraph" style:parent-style-name="Standard">
      <style:text-properties style:font-name="Arial" officeooo:rsid="0019bf1d" officeooo:paragraph-rsid="0019bf1d"/>
    </style:style>
    <style:style style:name="P6" style:family="paragraph" style:parent-style-name="Standard">
      <style:text-properties style:font-name="Arial" officeooo:rsid="001a27a9" officeooo:paragraph-rsid="001a27a9"/>
    </style:style>
    <style:style style:name="P7" style:family="paragraph" style:parent-style-name="Standard">
      <style:text-properties style:font-name="Arial" officeooo:rsid="001ada9b" officeooo:paragraph-rsid="001ada9b"/>
    </style:style>
    <style:style style:name="P8" style:family="paragraph" style:parent-style-name="Standard">
      <style:text-properties style:font-name="Arial" officeooo:rsid="001ada9b" officeooo:paragraph-rsid="001b370a"/>
    </style:style>
    <style:style style:name="P9" style:family="paragraph" style:parent-style-name="Standard">
      <style:text-properties style:font-name="Arial" officeooo:rsid="001b370a" officeooo:paragraph-rsid="001b370a"/>
    </style:style>
    <style:style style:name="P10" style:family="paragraph" style:parent-style-name="Standard">
      <style:text-properties style:font-name="Arial" officeooo:rsid="001d164c" officeooo:paragraph-rsid="001d164c"/>
    </style:style>
    <style:style style:name="P11" style:family="paragraph" style:parent-style-name="Standard">
      <style:text-properties officeooo:paragraph-rsid="00188cbc"/>
    </style:style>
    <style:style style:name="P12" style:family="paragraph" style:parent-style-name="Standard">
      <style:text-properties officeooo:paragraph-rsid="001a27a9"/>
    </style:style>
    <style:style style:name="P13" style:family="paragraph" style:parent-style-name="Text_20_body">
      <style:text-properties style:font-name="Arial" officeooo:paragraph-rsid="0019bf1d"/>
    </style:style>
    <style:style style:name="P14" style:family="paragraph" style:parent-style-name="Text_20_body">
      <style:text-properties style:font-name="Arial" officeooo:rsid="001d164c" officeooo:paragraph-rsid="001d164c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88cbc"/>
    </style:style>
    <style:style style:name="T2" style:family="text">
      <style:text-properties style:font-name="Arial" officeooo:rsid="00188cbc"/>
    </style:style>
    <style:style style:name="T3" style:family="text">
      <style:text-properties style:font-name="Arial" officeooo:rsid="001a27a9"/>
    </style:style>
    <style:style style:name="T4" style:family="text">
      <style:text-properties fo:font-style="italic" officeooo:rsid="00188cbc"/>
    </style:style>
    <style:style style:name="T5" style:family="text">
      <style:text-properties officeooo:rsid="001a27a9"/>
    </style:style>
    <style:style style:name="T6" style:family="text">
      <style:text-properties officeooo:rsid="001ada9b"/>
    </style:style>
    <style:style style:name="T7" style:family="text">
      <style:text-properties officeooo:rsid="001b370a"/>
    </style:style>
    <style:style style:name="T8" style:family="text">
      <style:text-properties officeooo:rsid="001dec7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dec7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tle: <text:span text:style-name="T7">EDA &amp; </text:span>AB Testing of AdSmart </text:p>
      <text:p text:style-name="P3"/>
      <text:p text:style-name="P3">Re: Magnimind AB Assignment</text:p>
      <text:p text:style-name="P3"/>
      <text:p text:style-name="P3">To:&amp;nbsp;&amp;nbsp;&amp;nbsp;&amp;nbsp; Magnimind, Yasin Ceran</text:p>
      <text:p text:style-name="P3"/>
      <text:p text:style-name="P3">From: Matt Curcio, matt.curcio.ri@gmail.com</text:p>
      <text:p text:style-name="P3"/>
      <text:p text:style-name="P3">Date: 2022-10-01</text:p>
      <text:p text:style-name="P3"/>
      <text:p text:style-name="P3"/>
      <text:p text:style-name="P3"/>
      <text:p text:style-name="P3">1. Executive Summary</text:p>
      <text:p text:style-name="P3"/>
      <text:p text:style-name="P3"/>
      <text:p text:style-name="P6"><text:span text:style-name="T6">2. </text:span>Intro</text:p>
      <text:p text:style-name="P6"/>
      <text:p text:style-name="P7">small cat and small puppyr and yes no</text:p>
      <text:p text:style-name="P6"/>
      <text:p text:style-name="P6"><text:s/>There are two Probabilities: Prob(Experiment) and Prob(Control).</text:p>
      <text:p text:style-name="P6"/>
      <text:p text:style-name="P10">Gen. Outline:</text:p>
      <text:p text:style-name="P14">Choosing an appropriate statistical test </text:p>
      <text:list xml:id="list1874073410" text:style-name="L1">
        <text:list-item>
          <text:p text:style-name="P16">Calculating the test statistics (T) </text:p>
        </text:list-item>
        <text:list-item>
          <text:p text:style-name="P16">Calculating the p-value of the test statistics </text:p>
        </text:list-item>
        <text:list-item>
          <text:p text:style-name="P16">Reject or fail to reject the statistical hypothesis (statistical significance) <text:span text:style-name="T9"><text:s/>Z-test </text:span><text:span text:style-name="T10">from Yasin’s notebook</text:span></text:p>
        </text:list-item>
        <text:list-item>
          <text:p text:style-name="P16">Calculate the margin of error (external validity of the experiment) </text:p>
        </text:list-item>
        <text:list-item>
          <text:p text:style-name="P15">Calculate confidence interval (external validity and practical significance of the experiment) </text:p>
        </text:list-item>
      </text:list>
      <text:p text:style-name="P10"/>
      <text:p text:style-name="P6"/>
      <text:p text:style-name="P6">We want to compare:</text:p>
      <text:p text:style-name="P6"/>
      <text:p text:style-name="P6"/>
      <text:p text:style-name="P6">$$\text{Conversion Rate} = 100\% \cdot \frac{\text{# of converted}}{\text{# of converted + # of not converted}}$$</text:p>
      <text:p text:style-name="P6"><text:s text:c="4"/></text:p>
      <text:p text:style-name="P6">a) **Click thru rate(Experiment)** <text:s/>Vs b) **Click thru rate(Control)**</text:p>
      <text:p text:style-name="P6"/>
      <text:p text:style-name="P6">I would state it this way. (But this is NOT the only way.)</text:p>
      <text:p text:style-name="P6"/>
      <text:p text:style-name="P6">**Prob(Yes|Exp) = counts(Yes|Exp) / (counts(Yes|Exp) + counts(No|Exp))**</text:p>
      <text:p text:style-name="P6"/>
      <text:p text:style-name="P6">VS</text:p>
      <text:p text:style-name="P6"/>
      <text:p text:style-name="P6">**Prob(Yes|Ctl) = counts(Yes|Ctl) / (counts(Yes|Ctl) + counts(No|Ctl))**</text:p>
      <text:p text:style-name="P6"/>
      <text:p text:style-name="P3"><text:soft-page-break/><text:s/><text:span text:style-name="T6">3. </text:span>Data Description/<text:span text:style-name="T5">EDA</text:span></text:p>
      <text:p text:style-name="P3"/>
      <text:p text:style-name="P6">days / week histogram</text:p>
      <text:p text:style-name="P6"/>
      <text:p text:style-name="P6">hour/ week <text:s/>histogram</text:p>
      <text:p text:style-name="P6"/>
      <text:p text:style-name="P6"/>
      <text:p text:style-name="P6">Word clouds device_make</text:p>
      <text:p text:style-name="P6">df_browser = df.groupby('browser')['browser'].count()</text:p>
      <text:p text:style-name="P6">df_browser</text:p>
      <text:p text:style-name="P6"/>
      <text:p text:style-name="P6">word cloud browser</text:p>
      <text:p text:style-name="P6">top_ten_browser = df_browser.sort_values(ascending = False).head(10)</text:p>
      <text:p text:style-name="P6">top_ten_browser</text:p>
      <text:p text:style-name="P6"/>
      <text:p text:style-name="P6"/>
      <text:p text:style-name="P6">platform_os ?</text:p>
      <text:p text:style-name="P6"/>
      <text:p text:style-name="P12"><text:span text:style-name="T3">experiment runs over one week, </text:span>2020-07-03 2020-07-10</text:p>
      <text:p text:style-name="P6"/>
      <text:p text:style-name="P3"/>
      <text:p text:style-name="P5"><text:span text:style-name="T6">4. </text:span>Stats</text:p>
      <text:p text:style-name="P5"/>
      <text:p text:style-name="P7">Calculate the POWER of experiment ?????????????????????</text:p>
      <text:p text:style-name="P9">best -https://www.geeksforgeeks.org/introduction-to-power-analysis-in-python/</text:p>
      <text:p text:style-name="P7"/>
      <text:p text:style-name="P7">from statsmodels.stats.power import TTestPower</text:p>
      <text:p text:style-name="P7"><text:s text:c="2"/></text:p>
      <text:p text:style-name="P7"><text:s/>power = TTestPower()</text:p>
      <text:p text:style-name="P7">n_test = power.solve_power(nobs=40, effect_size = 0.5,</text:p>
      <text:p text:style-name="P7"><text:s text:c="27"/>power = None, alpha = 0.05)</text:p>
      <text:p text:style-name="P7">print('Power: {:.3f}'.format(n_test))</text:p>
      <text:p text:style-name="P7"/>
      <text:p text:style-name="P7"><text:a xlink:type="simple" xlink:href="https://www.cyclismo.org/tutorial/R/power.html#calculating-the-power-using-a-normal-distribution" text:style-name="Internet_20_link" text:visited-style-name="Visited_20_Internet_20_Link">https://www.cyclismo.org/tutorial/R/power.html#calculating-the-power-using-a-normal-distribution</text:a></text:p>
      <text:p text:style-name="P7"/>
      <text:p text:style-name="P8"><text:a xlink:type="simple" xlink:href="https://www.statsmodels.org/dev/stats.html#power-and-sample-size-calculations" text:style-name="Internet_20_link" text:visited-style-name="Visited_20_Internet_20_Link">https://www.statsmodels.org/dev/stats.html#power-and-sample-size-calculations</text:a></text:p>
      <text:p text:style-name="P8">NormalIndPower([ddof]) - Statistical Power calculations for z-test for two independent samples.</text:p>
      <text:p text:style-name="P7"/>
      <text:p text:style-name="P7"/>
      <text:p text:style-name="P5">Phi Coefficient</text:p>
      <text:p text:style-name="P5">Fisher's Exact Test</text:p>
      <text:p text:style-name="P5"/>
      <text:p text:style-name="P5">Confidence Limits </text:p>
      <text:p text:style-name="P7">Z-test</text:p>
      <text:p text:style-name="P5"/>
      <text:p text:style-name="P5">a b</text:p>
      <text:p text:style-name="P5">c d</text:p>
      <text:p text:style-name="P5"><text:soft-page-break/></text:p>
      <text:p text:style-name="P5">odds ratio = (a/c) / (b/d)</text:p>
      <text:p text:style-name="P5"/>
      <text:p text:style-name="P5"><text:a xlink:type="simple" xlink:href="https://web.stanford.edu/class/earthsys214/notes/odds.html" text:style-name="Internet_20_link" text:visited-style-name="Visited_20_Internet_20_Link">https://web.stanford.edu/class/earthsys214/notes/odds.html</text:a> <text:span text:style-name="T5">Gives discussion of odds ratio and even the 95CI levels for the odds ratio</text:span></text:p>
      <text:p text:style-name="P5"/>
      <text:p text:style-name="P6">se(log OR) = +/- 1.96 * sqrt(1/a +1/b +1/c +1/d)</text:p>
      <text:p text:style-name="P6"/>
      <text:p text:style-name="P6">Back-transforming, we get the confidence interval on the unit scale of [e^+se, e^-se]</text:p>
      <text:p text:style-name="P5"/>
      <text:p text:style-name="P5">https://ebrary.net/74479/environment/odds_ratio</text:p>
      <text:p text:style-name="P13"><text:span text:style-name="T1">If the ratio of </text:span><text:span text:style-name="T4">a/c</text:span><text:span text:style-name="T1"> were the same as the ratio of </text:span><text:span text:style-name="T4">b/d,</text:span><text:span text:style-name="T1"> then the odds ratio would be 1. The degree to which the odds ratio is not 1 is a measure of association between the variables. In this case, the ratio of </text:span><text:span text:style-name="T4">a/c</text:span><text:span text:style-name="T1"> is more than 15 times bigger than the ratio of </text:span><text:span text:style-name="T4">b/d</text:span><text:span text:style-name="T1">.</text:span></text:p>
      <text:p text:style-name="P13">This means that women clients are that much more likely than men clients to have had personal experience with witchcraft.</text:p>
      <text:p text:style-name="P5">==============================================</text:p>
      <text:p text:style-name="P3"/>
      <text:p text:style-name="P3"/>
      <text:p text:style-name="P3"/>
      <text:p text:style-name="P3"/>
      <text:p text:style-name="P3"><text:span text:style-name="T6">5. </text:span>Appendix:</text:p>
      <text:p text:style-name="P3"/>
      <text:p text:style-name="P3">A. Software Used</text:p>
      <text:p text:style-name="P3"/>
      <text:p text:style-name="P11"><text:span text:style-name="T2">Python 3.10: </text:span><text:span text:style-name="Source_20_Text">python --version</text:span></text:p>
      <text:p text:style-name="P3"/>
      <text:p text:style-name="P3">Ipython </text:p>
      <text:p text:style-name="P3">Numpy</text:p>
      <text:p text:style-name="P3">pandas</text:p>
      <text:p text:style-name="P3">matplotlib</text:p>
      <text:p text:style-name="P3">wordcloud</text:p>
      <text:p text:style-name="P3"/>
      <text:p text:style-name="P3"><text:span text:style-name="Source_20_Text">import</text:span> <text:span text:style-name="Source_20_Text">sys</text:span></text:p>
      <text:p text:style-name="Standard"><text:span text:style-name="Source_20_Text">print</text:span> <text:span text:style-name="Source_20_Text">(sys.version)</text:span></text:p>
      <text:p text:style-name="P3"/>
      <text:p text:style-name="P2"><text:span text:style-name="Source_20_Text">import pandas as pd</text:span></text:p>
      <text:p text:style-name="Preformatted_20_Text"/>
      <text:p text:style-name="Preformatted_20_Text"><text:span text:style-name="Source_20_Text">print(pd.__version__)</text:span></text:p>
      <text:p text:style-name="P1"><text:span text:style-name="Source_20_Text"/></text:p>
      <text:p text:style-name="P3">pip freeze</text:p>
      <text:p text:style-name="P3">absl-py==0.1.10</text:p>
      <text:p text:style-name="P4">ipython.<text:span text:style-name="Source_20_Text">__version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21:52:32.326163792</meta:creation-date>
    <dc:date>2022-10-27T22:57:22.106643364</dc:date>
    <meta:editing-duration>PT12M8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3" meta:paragraph-count="76" meta:word-count="397" meta:character-count="3106" meta:non-whitespace-character-count="2742"/>
  </office:meta>
</office:document-meta>
</file>